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39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 Explanation of testing.</text:p>
      <text:p text:style-name="P1"/>
      <text:p text:style-name="P1"><text:tab/>My strategy for testing was to test each instruction individually as I wrote them. <text:s/>For each instruction I ran a simple test to see if it performed as expected. <text:s/>In the example below, the first few tests are commented out, and the LDI test is active. <text:s/>I would first run my test code in the IDE to ensure that it did what I expected. <text:s/>For example, the code below loads xABCD into R0. <text:s/>I would then run my code in ModelSim to see if it did the same. <text:s/>If my code had the same behavior in ModelSim as it did in the IDE, then I concluded that my design was correct.</text:p>
      <text:p text:style-name="P1"><text:tab/>My design would rarely work on the first try to I often had to add signals to the waveform to find the errors in my design. <text:s/>The “state” signal proved to be very useful. <text:s/>While this method of testing was ultimately successful, it was time-consuming such that I did not have enough time to finish writing several of the instructions for this MP.</text:p>
      <text:p text:style-name="P1"/>
      <text:p text:style-name="P1">Example Test Code</text:p>
      <text:p text:style-name="P1"/>
      <text:p text:style-name="P1">ORIGIN 0</text:p>
      <text:p text:style-name="P1">SEGMENT</text:p>
      <text:p text:style-name="P1">CODE:</text:p>
      <text:p text:style-name="P1"/>
      <text:p text:style-name="P1">;; JSR TEST</text:p>
      <text:p text:style-name="P1">; <text:s text:c="3"/>JSR ALMOST</text:p>
      <text:p text:style-name="P1">;</text:p>
      <text:p text:style-name="P1">; GOODEND:</text:p>
      <text:p text:style-name="P1">; <text:s text:c="3"/>BRnzp GOODEND</text:p>
      <text:p text:style-name="P1">; THERE:</text:p>
      <text:p text:style-name="P1">; <text:s text:c="3"/>LEA R7, GOODEND</text:p>
      <text:p text:style-name="P1">; <text:s text:c="3"/>RET</text:p>
      <text:p text:style-name="P1">; ALMOST:</text:p>
      <text:p text:style-name="P1">; <text:s text:c="3"/>LEA R5, THERE</text:p>
      <text:p text:style-name="P1">; <text:s text:c="3"/>JSRR R5</text:p>
      <text:p text:style-name="P1">;</text:p>
      <text:p text:style-name="P1">;; LDB TEST</text:p>
      <text:p text:style-name="P1">;<text:tab/>AND R2, R2, 4x00</text:p>
      <text:p text:style-name="P1">;<text:tab/>LDB R0, R2, 4x08</text:p>
      <text:p text:style-name="P1">;<text:tab/>LDB R1, R2, 4x09</text:p>
      <text:p text:style-name="P1">;DONE:</text:p>
      <text:p text:style-name="P1">;<text:tab/>BRnzp DONE</text:p>
      <text:p text:style-name="P1">;</text:p>
      <text:p text:style-name="P1">;; LDI TEST</text:p>
      <text:p text:style-name="P1"><text:tab/>LDI R0, R0, 4x3</text:p>
      <text:p text:style-name="P1">DONE:</text:p>
      <text:p text:style-name="P1"><text:tab/>BRnzp DONE</text:p>
      <text:p text:style-name="P1"/>
      <text:p text:style-name="P1">SEGMENT</text:p>
      <text:p text:style-name="P1">DATA:</text:p>
      <text:p text:style-name="P1">VAL1:<text:tab/><text:tab/>DATA2 4xFFAA</text:p>
      <text:p text:style-name="P1">ADDR1:<text:tab/>DATA2 4x0008</text:p>
      <text:p text:style-name="P1">VAL2:<text:tab/><text:tab/>DATA2 4xABC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Weiner</meta:initial-creator>
    <meta:creation-date>2015-02-06T05:18:43</meta:creation-date>
    <dc:date>2015-02-06T05:27:05</dc:date>
    <dc:creator>Andrew Weiner</dc:creator>
    <meta:editing-duration>P0D</meta:editing-duration>
    <meta:editing-cycles>1</meta:editing-cycles>
    <meta:document-statistic meta:table-count="0" meta:image-count="0" meta:object-count="0" meta:page-count="1" meta:paragraph-count="35" meta:word-count="259" meta:character-count="1296" meta:non-whitespace-character-count="1040"/>
    <meta:generator>LibreOffice/4.0.4.2$Linux_X86_64 LibreOffice_project/400m0$Build-2</meta:generator>
  </office:meta>
</office:document-meta>
</file>